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Strong_20_Emphasis">Vite &amp; Gourmand : La passion du goût depuis 25 ans</text:span></text:h>
      <text:p text:style-name="Text_20_body"><text:span text:style-name="Strong_20_Emphasis"><text:span text:style-name="Emphasis">“Votre événement mérite le meilleur, nous en faisons une recette.”</text:span></text:span></text:p>
      <text:p text:style-name="Horizontal_20_Line"/>
      <text:h text:style-name="Heading_20_2" text:outline-level="2"><text:span text:style-name="Strong_20_Emphasis">? Photo bannière d’ouverture (header)</text:span></text:h>
      <text:p text:style-name="Text_20_body">? <text:span text:style-name="Emphasis">Image pleine largeur</text:span><text:line-break/>➡️ <text:span text:style-name="Strong_20_Emphasis">Suggestion :</text:span> Table de fête élégante, ambiance chaleureuse, plats gourmands.<text:line-break/><text:span text:style-name="Strong_20_Emphasis">Texte overlay possible :</text:span> <text:span text:style-name="Emphasis">“Vite &amp; Gourmand — Le goût de partager.”</text:span></text:p>
      <text:p text:style-name="Horizontal_20_Line"/>
      <text:h text:style-name="Heading_20_2" text:outline-level="2"><text:span text:style-name="Strong_20_Emphasis">✨ Notre histoire</text:span></text:h>
      <text:p text:style-name="Text_20_body"><text:span text:style-name="Strong_20_Emphasis">Accroche :</text:span> <text:span text:style-name="Emphasis">“25 ans d’amour du goût et du partage.”</text:span></text:p>
      <text:p text:style-name="Text_20_body"><text:span text:style-name="Strong_20_Emphasis">Photo à intégrer :</text:span><text:line-break/>? <text:span text:style-name="Emphasis">Image style “artisan culinaire” : cuisine ouverte, préparation maison, ambiance authentique.</text:span></text:p>
      <text:p text:style-name="Text_20_body"><text:span text:style-name="Strong_20_Emphasis">Texte :</text:span><text:line-break/>Installée à Bordeaux depuis plus de 25 ans, Vite &amp; Gourmand est née de la passion de Julie et José. Ils ont créé une entreprise où authenticité, générosité et convivialité sont les ingrédients essentiels de chaque prestation.</text:p>
      <text:p text:style-name="Horizontal_20_Line"/>
      <text:h text:style-name="Heading_20_2" text:outline-level="2"><text:span text:style-name="Strong_20_Emphasis">?￢ﾀﾍ? Notre équipe</text:span></text:h>
      <text:p text:style-name="Text_20_body"><text:span text:style-name="Strong_20_Emphasis">Accroche :</text:span> <text:span text:style-name="Emphasis">“Deux passionnés, une même vision : vous régaler.”</text:span></text:p>
      <text:p text:style-name="Text_20_body"><text:span text:style-name="Strong_20_Emphasis">Photo à intégrer :</text:span><text:line-break/>? <text:span text:style-name="Emphasis">Portrait chaleureux de Julie et José, ou photo d’équipe en cuisine.</text:span></text:p>
      <text:p text:style-name="Text_20_body"><text:span text:style-name="Strong_20_Emphasis">Texte :</text:span><text:line-break/>Derrière Vite &amp; Gourmand, Julie et José travaillent main dans la main pour proposer une cuisine faite maison, pleine de saveurs et adaptée à chaque événement.</text:p>
      <text:p text:style-name="Horizontal_20_Line"/>
      <text:h text:style-name="Heading_20_2" text:outline-level="2"><text:span text:style-name="Strong_20_Emphasis">?￯ﾸﾏ Nos prestations</text:span></text:h>
      <text:p text:style-name="Text_20_body"><text:span text:style-name="Strong_20_Emphasis">Accroche :</text:span> <text:span text:style-name="Emphasis">“Des repas simples aux grands événements : nous cuisinons chaque moment.”</text:span></text:p>
      <text:p text:style-name="Text_20_body"><text:span text:style-name="Strong_20_Emphasis">Photo à intégrer :</text:span><text:line-break/>? <text:span text:style-name="Emphasis">Image de buffet, plat raffiné, ou présentation moderne.</text:span></text:p>
      <text:p text:style-name="Text_20_body"><text:span text:style-name="Strong_20_Emphasis">Texte :</text:span><text:line-break/>Repas du quotidien, menus festifs (Noël, Pâques…), anniversaires ou réunions familiales : Vite &amp; Gourmand s’adapte à toutes vos envies avec des plats généreux et savoureux.</text:p>
      <text:p text:style-name="Horizontal_20_Line"/>
      <text:h text:style-name="Heading_20_2" text:outline-level="2"><text:soft-page-break/><text:span text:style-name="Strong_20_Emphasis">? Un menu en constante évolution</text:span></text:h>
      <text:p text:style-name="Text_20_body"><text:span text:style-name="Strong_20_Emphasis">Accroche :</text:span> <text:span text:style-name="Emphasis">“Des recettes saisonnières qui évoluent avec vos envies.”</text:span></text:p>
      <text:p text:style-name="Text_20_body"><text:span text:style-name="Strong_20_Emphasis">Photo à intégrer :</text:span><text:line-break/>? <text:span text:style-name="Emphasis">Produits frais, légumes de saison, plats colorés.</text:span></text:p>
      <text:p text:style-name="Text_20_body"><text:span text:style-name="Strong_20_Emphasis">Texte :</text:span><text:line-break/>Nos menus changent régulièrement pour suivre les saisons et les tendances culinaires. Toujours à base de produits frais, ils allient créativité, goût et équilibre.</text:p>
      <text:p text:style-name="Horizontal_20_Line"/>
      <text:h text:style-name="Heading_20_2" text:outline-level="2"><text:span text:style-name="Strong_20_Emphasis">? Notre engagement</text:span></text:h>
      <text:p text:style-name="Text_20_body"><text:span text:style-name="Strong_20_Emphasis">Accroche :</text:span> <text:span text:style-name="Emphasis">“Qualité, simplicité, gourmandise : notre promesse depuis 25 ans.”</text:span></text:p>
      <text:p text:style-name="Text_20_body"><text:span text:style-name="Strong_20_Emphasis">Photo à intégrer :</text:span><text:line-break/>? <text:span text:style-name="Emphasis">Image montrant un service soigné, détail de plat, ou table conviviale.</text:span></text:p>
      <text:p text:style-name="Text_20_body"><text:span text:style-name="Strong_20_Emphasis">Texte :</text:span><text:line-break/>Nous mettons tout en œuvre pour faire de chaque repas un moment agréable et mémorable. Notre priorité : un service chaleureux, professionnel et centré sur votre satisfactio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1S</meta:editing-duration>
    <meta:editing-cycles>3</meta:editing-cycles>
    <meta:generator>OpenOffice/4.1.15$Win32 OpenOffice.org_project/4115m2$Build-9813</meta:generator>
    <dc:date>2025-11-14T16:43:22.35</dc:date>
    <meta:document-statistic meta:table-count="0" meta:image-count="0" meta:object-count="0" meta:page-count="2" meta:paragraph-count="24" meta:word-count="356" meta:character-count="2134"/>
    <dc:creator>Olivier PETIT</dc:creator>
    <meta:user-defined meta:name="Info 1"/>
    <meta:user-defined meta:name="Info 2"/>
    <meta:user-defined meta:name="Info 3"/>
    <meta:user-defined meta:name="Info 4"/>
  </office:meta>
</office:document-meta>
</file>